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417" officeooo:paragraph-rsid="001cf417"/>
    </style:style>
    <style:style style:name="P2" style:family="paragraph" style:parent-style-name="Standard">
      <style:text-properties officeooo:rsid="001cfe82" officeooo:paragraph-rsid="001cfe82"/>
    </style:style>
    <style:style style:name="P3" style:family="paragraph" style:parent-style-name="Standard">
      <style:text-properties officeooo:rsid="001cfe82" officeooo:paragraph-rsid="001d2184"/>
    </style:style>
    <style:style style:name="P4" style:family="paragraph" style:parent-style-name="Standard">
      <style:text-properties officeooo:rsid="001d2184" officeooo:paragraph-rsid="001d2184"/>
    </style:style>
    <style:style style:name="P5" style:family="paragraph" style:parent-style-name="Standard">
      <style:text-properties officeooo:rsid="002038b2" officeooo:paragraph-rsid="002038b2"/>
    </style:style>
    <style:style style:name="P6" style:family="paragraph" style:parent-style-name="Text_20_body">
      <style:text-properties fo:font-variant="normal" fo:text-transform="none" fo:color="#85200c" style:text-line-through-style="none" style:text-line-through-type="none" style:font-name="Calibri" fo:font-size="18pt" fo:font-style="normal" style:text-underline-style="none" fo:font-weight="normal" officeooo:rsid="002038b2" officeooo:paragraph-rsid="001cf417" style:text-blinking="false"/>
    </style:style>
    <style:style style:name="P7" style:family="paragraph" style:parent-style-name="Text_20_body" style:list-style-name="L1">
      <loext:graphic-properties draw:fill="none" draw:fill-color="#ffffff"/>
      <style:paragraph-properties fo:margin-left="0cm" fo:margin-right="0cm" fo:margin-top="0cm" fo:margin-bottom="0cm" loext:contextual-spacing="false" fo:line-height="179%" fo:text-indent="0cm" style:auto-text-indent="false" fo:background-color="transparent" style:writing-mode="lr-tb"/>
      <style:text-properties fo:font-variant="normal" fo:text-transform="none" fo:color="#cc4125" style:text-line-through-style="none" style:text-line-through-type="none" style:font-name="Calibri" fo:font-size="14pt" fo:font-style="normal" style:text-underline-style="none" fo:font-weight="normal" style:text-blinking="false" fo:background-color="transparent"/>
    </style:style>
    <style:style style:name="P8" style:family="paragraph" style:parent-style-name="Text_20_body" style:list-style-name="L4">
      <loext:graphic-properties draw:fill="none" draw:fill-color="#ffffff"/>
      <style:paragraph-properties fo:margin-left="0cm" fo:margin-right="0cm" fo:margin-top="0cm" fo:margin-bottom="0cm" loext:contextual-spacing="false" fo:line-height="179%" fo:text-indent="0cm" style:auto-text-indent="false" fo:background-color="transparent" style:writing-mode="lr-tb"/>
      <style:text-properties fo:font-variant="normal" fo:text-transform="none" fo:color="#cc4125" style:text-line-through-style="none" style:text-line-through-type="none" style:font-name="Calibri" fo:font-size="14pt" fo:font-style="normal" style:text-underline-style="none" fo:font-weight="normal" style:text-blinking="false" fo:background-color="transparent"/>
    </style:style>
    <style:style style:name="P9" style:family="paragraph" style:parent-style-name="Text_20_body" style:list-style-name="L5">
      <loext:graphic-properties draw:fill="none" draw:fill-color="#ffffff"/>
      <style:paragraph-properties fo:margin-left="0cm" fo:margin-right="0cm" fo:margin-top="0cm" fo:margin-bottom="0cm" loext:contextual-spacing="false" fo:line-height="179%" fo:text-indent="0cm" style:auto-text-indent="false" fo:background-color="transparent" style:writing-mode="lr-tb"/>
      <style:text-properties fo:font-variant="normal" fo:text-transform="none" fo:color="#cc4125" style:text-line-through-style="none" style:text-line-through-type="none" style:font-name="Calibri" fo:font-size="14pt" fo:font-style="normal" style:text-underline-style="none" fo:font-weight="normal" style:text-blinking="false" fo:background-color="transparent"/>
    </style:style>
    <style:style style:name="P10" style:family="paragraph" style:parent-style-name="Text_20_body" style:list-style-name="L8">
      <loext:graphic-properties draw:fill="none" draw:fill-color="#ffffff"/>
      <style:paragraph-properties fo:margin-left="0cm" fo:margin-right="0cm" fo:margin-top="0cm" fo:margin-bottom="0cm" loext:contextual-spacing="false" fo:line-height="179%" fo:text-indent="0cm" style:auto-text-indent="false" fo:background-color="transparent" style:writing-mode="lr-tb"/>
      <style:text-properties fo:font-variant="normal" fo:text-transform="none" fo:color="#cc4125" style:text-line-through-style="none" style:text-line-through-type="none" style:font-name="Calibri" fo:font-size="14pt" fo:font-style="normal" style:text-underline-style="none" fo:font-weight="normal" style:text-blinking="false" fo:background-color="transparent"/>
    </style:style>
    <style:style style:name="P11" style:family="paragraph" style:parent-style-name="Text_20_body" style:list-style-name="L9">
      <loext:graphic-properties draw:fill="none" draw:fill-color="#ffffff"/>
      <style:paragraph-properties fo:margin-left="0cm" fo:margin-right="0cm" fo:margin-top="0cm" fo:margin-bottom="0cm" loext:contextual-spacing="false" fo:line-height="179%" fo:text-indent="0cm" style:auto-text-indent="false" fo:background-color="transparent" style:writing-mode="lr-tb"/>
      <style:text-properties fo:font-variant="normal" fo:text-transform="none" fo:color="#cc4125" style:text-line-through-style="none" style:text-line-through-type="none" style:font-name="Calibri" fo:font-size="14pt" fo:font-style="normal" style:text-underline-style="none" fo:font-weight="normal" style:text-blinking="false" fo:background-color="transparent"/>
    </style:style>
    <style:style style:name="P12" style:family="paragraph" style:parent-style-name="Text_20_body" style:list-style-name="L2">
      <loext:graphic-properties draw:fill="none" draw:fill-color="#ffffff"/>
      <style:paragraph-properties fo:margin-left="0cm" fo:margin-right="0cm" fo:margin-top="0cm" fo:margin-bottom="0.282cm" loext:contextual-spacing="false" fo:line-height="179%" fo:text-indent="0cm" style:auto-text-indent="false" fo:background-color="transparent" style:writing-mode="lr-tb"/>
      <style:text-properties fo:font-variant="normal" fo:text-transform="none" fo:color="#cc4125" style:text-line-through-style="none" style:text-line-through-type="none" style:font-name="Calibri" fo:font-size="14pt" fo:font-style="normal" style:text-underline-style="none" fo:font-weight="normal" style:text-blinking="false" fo:background-color="transparent"/>
    </style:style>
    <style:style style:name="P13" style:family="paragraph" style:parent-style-name="Text_20_body" style:list-style-name="L3">
      <loext:graphic-properties draw:fill="none" draw:fill-color="#ffffff"/>
      <style:paragraph-properties fo:margin-left="0cm" fo:margin-right="0cm" fo:margin-top="0cm" fo:margin-bottom="0.282cm" loext:contextual-spacing="false" fo:line-height="179%" fo:text-indent="0cm" style:auto-text-indent="false" fo:background-color="transparent" style:writing-mode="lr-tb"/>
      <style:text-properties fo:font-variant="normal" fo:text-transform="none" fo:color="#cc4125" style:text-line-through-style="none" style:text-line-through-type="none" style:font-name="Calibri" fo:font-size="14pt" fo:font-style="normal" style:text-underline-style="none" fo:font-weight="normal" style:text-blinking="false" fo:background-color="transparent"/>
    </style:style>
    <style:style style:name="P14" style:family="paragraph" style:parent-style-name="Text_20_body" style:list-style-name="L7">
      <loext:graphic-properties draw:fill="none" draw:fill-color="#ffffff"/>
      <style:paragraph-properties fo:margin-left="0cm" fo:margin-right="0cm" fo:margin-top="0cm" fo:margin-bottom="0.282cm" loext:contextual-spacing="false" fo:line-height="179%" fo:text-indent="0cm" style:auto-text-indent="false" fo:background-color="transparent" style:writing-mode="lr-tb"/>
      <style:text-properties fo:font-variant="normal" fo:text-transform="none" fo:color="#cc4125" style:text-line-through-style="none" style:text-line-through-type="none" style:font-name="Calibri" fo:font-size="14pt" fo:font-style="normal" style:text-underline-style="none" fo:font-weight="normal" style:text-blinking="false"/>
    </style:style>
    <style:style style:name="P15"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85200c" style:text-line-through-style="none" style:text-line-through-type="none" style:font-name="Calibri" fo:font-size="18pt" fo:font-style="normal" style:text-underline-style="none" fo:font-weight="normal" style:text-blinking="false" fo:background-color="transparent"/>
    </style:style>
    <style:style style:name="P16" style:family="paragraph" style:parent-style-name="Text_20_body" style:list-style-name="L6">
      <loext:graphic-properties draw:fill="none" draw:fill-color="#ffffff"/>
      <style:paragraph-properties fo:margin-top="0cm" fo:margin-bottom="0cm" loext:contextual-spacing="false" fo:line-height="179%" fo:background-color="transparent" style:writing-mode="lr-tb"/>
      <style:text-properties fo:font-variant="normal" fo:text-transform="none" fo:color="#85200c" style:text-line-through-style="none" style:text-line-through-type="none" style:font-name="Calibri" fo:font-size="18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79%" style:writing-mode="lr-tb"/>
      <style:text-properties fo:font-variant="normal" fo:text-transform="none" fo:color="#ff0000" style:text-line-through-style="none" style:text-line-through-type="none" style:font-name="Calibri" fo:font-size="12pt" fo:font-style="normal" style:text-underline-style="none" fo:font-weight="normal" style:text-blinking="false" fo:background-color="transparent"/>
    </style:style>
    <style:style style:name="P18" style:family="paragraph" style:parent-style-name="Text_20_body">
      <style:paragraph-properties fo:margin-left="2.54cm" fo:margin-right="0cm" fo:margin-top="0cm" fo:margin-bottom="0cm" loext:contextual-spacing="false" fo:line-height="179%" fo:text-indent="1.207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9" style:family="paragraph" style:parent-style-name="Text_20_body">
      <style:paragraph-properties fo:margin-left="2.54cm" fo:margin-right="0cm" fo:margin-top="0cm" fo:margin-bottom="0cm" loext:contextual-spacing="false" fo:line-height="179%" fo:text-indent="1.207cm" style:auto-text-indent="false" style:writing-mode="lr-tb"/>
      <style:text-properties fo:font-variant="normal" fo:text-transform="none" fo:color="#538135" style:text-line-through-style="none" style:text-line-through-type="none" style:font-name="Calibri" fo:font-size="12pt" fo:font-style="normal" style:text-underline-style="none" fo:font-weight="normal" style:text-blinking="false" fo:background-color="transparent"/>
    </style:style>
    <style:style style:name="P20" style:family="paragraph" style:parent-style-name="Text_20_body">
      <style:paragraph-properties fo:margin-left="2.498cm" fo:margin-right="0cm" fo:margin-top="0cm" fo:margin-bottom="0.282cm" loext:contextual-spacing="false" fo:line-height="179%" fo:text-indent="1.24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1" style:family="paragraph" style:parent-style-name="Text_20_body">
      <style:paragraph-properties fo:margin-left="2.498cm" fo:margin-right="0cm" fo:margin-top="0cm" fo:margin-bottom="0.282cm" loext:contextual-spacing="false" fo:line-height="179%" fo:text-indent="1.249cm" style:auto-text-indent="false" style:writing-mode="lr-tb"/>
      <style:text-properties fo:font-variant="normal" fo:text-transform="none" fo:color="#538135" style:text-line-through-style="none" style:text-line-through-type="none" style:font-name="Calibri" fo:font-size="12pt" fo:font-style="normal" style:text-underline-style="none" fo:font-weight="normal" style:text-blinking="false" fo:background-color="transparent"/>
    </style:style>
    <style:style style:name="P22" style:family="paragraph" style:parent-style-name="Text_20_body">
      <style:paragraph-properties fo:margin-left="2.498cm" fo:margin-right="0cm" fo:margin-top="0cm" fo:margin-bottom="0.282cm" loext:contextual-spacing="false" fo:line-height="179%" fo:text-indent="1.249cm" style:auto-text-indent="false" style:writing-mode="lr-tb"/>
    </style:style>
    <style:style style:name="P23" style:family="paragraph" style:parent-style-name="Text_20_body">
      <style:paragraph-properties fo:margin-left="3.81cm" fo:margin-right="0cm" fo:margin-top="0cm" fo:margin-bottom="0cm" loext:contextual-spacing="false" fo:line-height="179%" fo:text-indent="0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4" style:family="paragraph" style:parent-style-name="Text_20_body">
      <style:paragraph-properties fo:margin-left="3.81cm" fo:margin-right="0cm" fo:margin-top="0cm" fo:margin-bottom="0cm" loext:contextual-spacing="false" fo:line-height="179%" fo:text-indent="1.27cm" style:auto-text-indent="false" style:writing-mode="lr-tb"/>
    </style:style>
    <style:style style:name="P25" style:family="paragraph" style:parent-style-name="Text_20_body">
      <style:paragraph-properties fo:margin-left="3.81cm" fo:margin-right="0cm" fo:margin-top="0cm" fo:margin-bottom="0cm" loext:contextual-spacing="false" fo:line-height="179%" fo:text-indent="1.27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6" style:family="paragraph" style:parent-style-name="Text_20_body">
      <style:paragraph-properties fo:margin-left="3.81cm" fo:margin-right="0cm" fo:margin-top="0cm" fo:margin-bottom="0cm" loext:contextual-spacing="false" fo:line-height="179%" fo:text-indent="1.27cm" style:auto-text-indent="false" style:writing-mode="lr-tb"/>
      <style:text-properties fo:font-weight="normal"/>
    </style:style>
    <style:style style:name="P27" style:family="paragraph" style:parent-style-name="Text_20_body">
      <style:paragraph-properties fo:margin-left="2.54cm" fo:margin-right="0cm" fo:margin-top="0cm" fo:margin-bottom="0cm" loext:contextual-spacing="false" fo:line-height="179%" fo:text-indent="1.27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T1" style:family="text">
      <style:text-properties officeooo:rsid="001cfe82"/>
    </style:style>
    <style:style style:name="T2" style:family="text">
      <style:text-properties officeooo:rsid="001d2184"/>
    </style:style>
    <style:style style:name="T3" style:family="text">
      <style:text-properties officeooo:rsid="001d833d"/>
    </style:style>
    <style:style style:name="T4" style:family="text">
      <style:text-properties officeooo:rsid="001e612e"/>
    </style:style>
    <style:style style:name="T5" style:family="text">
      <style:text-properties fo:font-weight="bold" style:font-weight-asian="bold" style:font-weight-complex="bold"/>
    </style:style>
    <style:style style:name="T6" style:family="text">
      <style:text-properties officeooo:rsid="002106cb"/>
    </style:style>
    <style:style style:name="T7" style:family="text">
      <style:text-properties fo:background-color="transparent" loext:char-shading-value="0"/>
    </style:style>
    <style:style style:name="T8" style:family="text">
      <style:text-properties fo:color="#ff0000" fo:background-color="transparent" loext:char-shading-value="0"/>
    </style:style>
    <style:style style:name="T9"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Calibri"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style>
    <style:style style:name="T15" style:family="text">
      <style:text-properties fo:color="#000000"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92823019-bddb-a6cb-44da-c83d4352252a"/><text:span text:style-name="T8">Brève</text:span><text:span text:style-name="T7"> introduction dans notre sujet</text:span></text:p>
      <text:list xml:id="list4047330246" text:style-name="L1">
        <text:list-item>
          <text:list>
            <text:list-item>
              <text:p text:style-name="P7">Abord du sujet </text:p>
            </text:list-item>
          </text:list>
        </text:list-item>
      </text:list>
      <text:p text:style-name="P18">À la formation de notre groupe, nous partions déjà sur de bonnes bases. En effet, nous nous connaissions déjà assez bien. Ce qui facilitait les échanges et notre cohésion. Nous avons donc pu démarrer sans trop de problèmes.</text:p>
      <text:p text:style-name="Text_20_body"/>
      <text:p text:style-name="P18">Notre sujet s’intitulait « Informatique scientifique et simulation ». À la première lecture, nous étions tous sans idée claire et concise du sujet. Nous avons donc procédé à un “Brainstorming”, pour dégager quelques mots-clefs. Nous nous sommes ainsi retrouvés avec une base de mots en une dizaine de minutes. Avec celle-ci, le sujet restait toujours aussi vaste mais cela nous mena sur quelques pistes.</text:p>
      <text:p text:style-name="Text_20_body"/>
      <text:p text:style-name="P18">Ainsi, lors de notre première séance de recherche avancée, nous avons pu partir sur nos premières pistes. Nous nous sommes rendus compte que la bibliothèque de l’IUT nous donnait peu d’informations sur le sujet. Encore une fois, le manque d’idée et d’information sur le sujet nous a empêché de progresser.  Sur les ordinateurs c’était plutôt l’inverse. Certes, nous avions davantage d’informations mais elles nous menaient sur trop de pistes. Cependant, nous avions pu dégager les domaines liés à notre sujet. Ceci nous a permis d’affiner nos recherches, mais également de trouver des contacts.  </text:p>
      <text:p text:style-name="Text_20_body"/>
      <text:list xml:id="list2978986308" text:style-name="L2">
        <text:list-item>
          <text:list>
            <text:list-item>
              <text:p text:style-name="P12">Premières difficultés </text:p>
            </text:list-item>
          </text:list>
        </text:list-item>
      </text:list>
      <text:p text:style-name="P20">Comme évoqué précédemment, le sujet est très vaste. Ce qui nous a empêché de cerner les premières limites du sujet. Nous avons dû redoubler d’efforts sur les recherches pour se rapprocher un maximum du sujet.</text:p>
      <text:p text:style-name="P22"><text:soft-page-break/><text:span text:style-name="T10">Certaines définitions sur Internet étaient plutôt explicites mais leur source n’était pas forcément fiable, tel que </text:span><text:a xlink:type="simple" xlink:href="http://www.commentcamarche.net/" text:style-name="Internet_20_link" text:visited-style-name="Visited_20_Internet_20_Link"><text:span text:style-name="T14">http://www.commentcamarche.net/</text:span></text:a><text:span text:style-name="T13"> </text:span><text:span text:style-name="T10">. D’autres sites étaient très fiables, comme le site de l'université Lyon 1. Cependant les explications étaient relativement complexes et nous renvoyaient vers des cours avancés sur différents outils informatiques.</text:span></text:p>
      <text:list xml:id="list2161319936" text:style-name="L3">
        <text:list-item>
          <text:list>
            <text:list-item>
              <text:p text:style-name="P13">Réunion et bilan</text:p>
            </text:list-item>
          </text:list>
        </text:list-item>
      </text:list>
      <text:p text:style-name="P20">Nous n’avions pas de réelle stratégie. C’était une première pour tous les membres du groupe. Nous sommes donc restés scolaire : faire des recherches et collecter le maximum d’informations. C’était notre meilleur moyen rester fidèle à nos échéances. La communication fluide de notre groupe nous permettait de rebondir rapidement. Cela nous permettait sur la plupart de nos réunions, d’orienter nos pistes de recherche. Le groupe était actif, la répartition de tâche se faisait aisément.</text:p>
      <text:p text:style-name="Text_20_body"/>
      <text:list xml:id="list768792853" text:style-name="L4">
        <text:list-item>
          <text:p text:style-name="P15">Rencontres avec les professionnels</text:p>
          <text:list>
            <text:list-item>
              <text:p text:style-name="P8">Première interview</text:p>
            </text:list-item>
          </text:list>
        </text:list-item>
      </text:list>
      <text:p text:style-name="P23">Raconte comment s’est déroulé l’entretien. De même, préciser ce que nous a apporté l’interview avec M. Champin : (Qualité de l’entretien, …). Mettez ce que vous avez retenu et on verra</text:p>
      <text:p text:style-name="P17">(julien) entrain de faire le compte-rendu de l’interview, manque une conclusion sur ce qu’on a appris et sur la qualité de l’entretien</text:p>
      <text:p text:style-name="Text_20_body"/>
      <text:p text:style-name="P24"><text:span text:style-name="T10">Pierre-Antoine CHAMPIN est un enseignant-chercheur en informatique. Il enseigne à l’IUT Lyon 1 et fait de la recherche en informatique appliquée, au laboratoire l’IRIS dans l’équipe TWEAK </text:span><text:soft-page-break/><text:span text:style-name="T10">(</text:span><text:a xlink:type="simple" xlink:href="http://liris.cnrs.fr/equipes?id=75" text:style-name="Internet_20_link" text:visited-style-name="Visited_20_Internet_20_Link"><text:span text:style-name="T14">http://liris.cnrs.fr/equipes?id=75</text:span></text:a><text:span text:style-name="T10">). Sa rémunération actuelle tourne autour de 2800€ net.</text:span></text:p>
      <text:p text:style-name="Text_20_body"/>
      <text:p text:style-name="P25">Il a suivi une formation d’ingénieur à l’INSA ainsi qu’un DEA (Master 2) en parallèle de sa dernière année. Après avoir obtenu son diplôme d’ingénieur, il a fait une thèse en informatique. Il a ensuite passé un concours pour devenir enseignant-chercheur où il a été accepté à Lyon 1.</text:p>
      <text:p text:style-name="Text_20_body"/>
      <text:p text:style-name="P25">Pour M. Champin, l’informatique est une discipline scientifique dans laquelle il y a encore des questions ouvertes, dont on cherche encore à découvrir les réponses. De manière très large, les questions de recherche en informatique sont : « Qu’est-ce qu’on peut faire faire aux ordinateurs ? Et comment ? ».</text:p>
      <text:p text:style-name="P23">Il considère que l’informatique scientifique est l’informatique au service d’autres sciences. « C’est l’informatique qui va servir dans d’autres sciences à faire avancer ces autres disciplines scientifiques et à leur fournir des outils pour obtenir des résultats ».</text:p>
      <text:p text:style-name="Text_20_body"/>
      <text:p text:style-name="P25">Il nous a expliqué que dans la recherche on distingue la recherche fondamentale et la recherche appliquée.</text:p>
      <text:p text:style-name="Text_20_body"/>
      <text:p text:style-name="P25">La recherche fondamentale est une discipline scientifique qui s’intéresse essentiellement à elle-même. Pour comprendre les questions de la recherche fondamentale, M. Champin dit qu’il faut être chercheur dans le domaine. Pour nous le montrer il nous a donné la question de recherche suivante : « Comment peut-on améliorer les performances d’un réseau profond récurrent ? ». Notre incompréhension de la question était à l’instar de son explication.</text:p>
      <text:p text:style-name="P23"><text:soft-page-break/>Les réponses à ces questions de recherche sont les piliers de la discipline, qui permettent ensuite de faire de la recherche appliquée.</text:p>
      <text:p text:style-name="Text_20_body"/>
      <text:p text:style-name="P25">La recherche appliquée est décrite de la manière suivante : « comment est-ce que notre science peut servir dans la vraie vie à d’autres gens, qui eux ne sont pas spécialistes de cette science là ».</text:p>
      <text:p text:style-name="P23">Le grand public doit pouvoir comprendre les questions de la recherche appliquée. Ces questions sont par exemple : « Peut-on faire une intelligence artificielle qui bat le champion du monde de GO ? » ou encore : « Peut-on reconnaître des photos de chatons ? ».</text:p>
      <text:p text:style-name="Text_20_body"/>
      <text:p text:style-name="P26"><text:span text:style-name="T9">Dans les entreprises, l’informatique scientifique est surtout utile au niveau marketing. Elle permet d’étudier les utilisateurs, les clients et la manière dont ils utilisent les produits. D’où les </text:span><text:span text:style-name="T11">data scientistes</text:span><text:span text:style-name="T12"> </text:span><text:span text:style-name="T9">qui valorisent ces données. Par exemple, pour cibler les préférences d’un utilisateur afin de lui faire voir la publicité la plus adaptée.</text:span></text:p>
      <text:p text:style-name="P23">Il nous a expliqué que la « data science » était le fait d’utiliser des données pour produire des résultats, sans refaire les expériences. C’est un terme très à la mode dans les métiers de l’informatiques.</text:p>
      <text:p text:style-name="Text_20_body"/>
      <text:p text:style-name="P25">Ses deux principales motivations dans son métier sont la capacité de fabriquer ses propres outils pour mieux faire son travail, et la capacité de faire des outils pour d’autres utilisateurs, qui soient réellement utilisables par d’autres personnes.</text:p>
      <text:p text:style-name="Text_20_body"/>
      <text:p text:style-name="P25">Pour lui c’est un métier fabuleux plein d’avantages. Il a beaucoup de libertés, il voyage tout autour du globe grâce aux conférences qu’il fait dans le monde entier. C’est un travail très stimulant intellectuellement et très <text:soft-page-break/>motivant. Enfin il apprécie les vacances de l’enseignement qui lui permettent de se concentrer sur sa recherche.</text:p>
      <text:p text:style-name="P23">Les inconvénient (mais aussi les avantages) de son métier sont les horaires de travail tellement libres qu’il ne fait plus la distinction entre le temps libre et le temps de travail.</text:p>
      <text:p text:style-name="Text_20_body"/>
      <text:p text:style-name="P23">Enfin, son conseil pour la suite de nos études est : « d’avoir un gros bagage en mathématiques » afin de réussir le mieux possible.</text:p>
      <text:p text:style-name="Text_20_body"/>
      <text:list xml:id="list4158277192" text:style-name="L5">
        <text:list-item>
          <text:list>
            <text:list-item>
              <text:p text:style-name="P9">Seconde interview</text:p>
            </text:list-item>
          </text:list>
        </text:list-item>
      </text:list>
      <text:p text:style-name="P23">Grâce à un membre de la famille d’Alec, il a pu entrer en contact avec des intervenants concernés par notre projet. Cette mise en relation a facilité sa demande de rencontre et apporté un gain de temps précieux. Le mardi 19 Décembre 2017, Alec est parti rencontrer son contact à Aix-En-Provence. C’est autour d’un repas du midi, qu’il a pu interviewer et échanger avec celui-ci. Cette discussion a apporté un grand lot d’informations. Son contact, très expérimenté dans le domaine lui a fait profiter d’une vision plus globale. Il lui a expliqué le fonctionnement de son entreprise, son rôle principal au sein de celle-ci et quelques anecdotes. Au final, nous avions à la fois le point de vue d’un enseignant et celui d’un professionnel. Ceci, grâce à l’explication détaillée de M.Champin, qui a su nous aider à cerner notre sujet d’étude.</text:p>
      <text:p text:style-name="Text_20_body"/>
      <text:list xml:id="list2153490745" text:style-name="L6">
        <text:list-item>
          <text:p text:style-name="P16">Bilan/ Conclusion</text:p>
        </text:list-item>
      </text:list>
      <text:p text:style-name="P27">(Explicite) : Je ne sais pas si c’est mieux que chacun s’exprime (je vous montre un exemple)</text:p>
      <text:p text:style-name="Text_20_body"/>
      <text:list xml:id="list2183683857" text:style-name="L7">
        <text:list-item>
          <text:list>
            <text:list-item>
              <text:p text:style-name="P14"><text:span text:style-name="T7">Ce que l’on a apprécié</text:span><text:span text:style-name="T15"> </text:span></text:p>
            </text:list-item>
          </text:list>
        </text:list-item>
      </text:list>
      <text:p text:style-name="P21"><text:soft-page-break/>(Alec) Au cours du projet, j’ai pu apprécier la cohésion de groupe. En effet, il est bon de voir à quel point celle-ci peut jouer en faveur d’un groupe. Celle-ci nous a permis d’anticiper à 2 reprises nos futurs objectifs (travaux pour la fois prochaine). D’abord pour la procédure de mise en relation avec nos contacts. Puis, lors de l’organisation des interviews avec nos contacts. Tout au long du projet, nous avions des difficultés sur le sens général du sujet. Mais, nous pouvions rebondir sur certaines séances. Ce qui nous a libérer de certaines tâches, comme celle évoqués ci-dessus.</text:p>
      <text:list xml:id="list219105107" text:style-name="L8">
        <text:list-item>
          <text:list>
            <text:list-item>
              <text:p text:style-name="P10">Ce que l’on a moins apprécié </text:p>
            </text:list-item>
          </text:list>
        </text:list-item>
      </text:list>
      <text:p text:style-name="Text_20_body"/>
      <text:p text:style-name="P19">Le sujet était très vaste. Lors des premières séances, je pouvais baisser les bras par manque d’idée sur le sujet. Ceci me donnait l’impression d’avancer sur des pistes hors-sujet. Le délai de réponse d’un contact n’a pas été un souci majeur pour nous. Sur 3 de nos demandes d’interview, 2 contacts nous ont répondu rapidement, sans problème de disponibilité.  </text:p>
      <text:p text:style-name="Text_20_body"/>
      <text:list xml:id="list1356053328" text:style-name="L9">
        <text:list-item>
          <text:list>
            <text:list-item>
              <text:p text:style-name="P11">Ce que l’on retient</text:p>
            </text:list-item>
          </text:list>
        </text:list-item>
      </text:list>
      <text:p text:style-name="Text_20_body"/>
      <text:p text:style-name="P19">Les techniques proposées sur la recherche avancée étaient plutôt informatives qu’instructives. Pour moi, c’était plus l’approche avec le monde professionnel. À savoir, la mise en relation avec nos contacts, les modalités de rencontre, les aléas (réponses tardives voire absente). C’était pour une première expérience avec le monde professionnel. Car mis à part nos stages de fin d’année, je trouve qu’il est difficile de s’intégrer facilement dans le monde. En outre, de bénéficier d’une certaine expérience professionnelle par le biais des étude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8:35:02.083964128</meta:creation-date>
    <dc:date>2018-01-03T22:09:43.341997450</dc:date>
    <meta:editing-duration>PT2H31M56S</meta:editing-duration>
    <meta:editing-cycles>3</meta:editing-cycles>
    <meta:generator>LibreOffice/5.4.2.2$Linux_X86_64 LibreOffice_project/40m0$Build-2</meta:generator>
    <meta:document-statistic meta:table-count="0" meta:image-count="0" meta:object-count="0" meta:page-count="6" meta:paragraph-count="40" meta:word-count="1444" meta:character-count="9023" meta:non-whitespace-character-count="7618"/>
  </office:meta>
</office:document-meta>
</file>